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5e5a" officeooo:paragraph-rsid="000e5e5a"/>
    </style:style>
    <style:style style:name="P2" style:family="paragraph" style:parent-style-name="Standard" style:list-style-name="L1">
      <style:text-properties officeooo:rsid="000e5e5a" officeooo:paragraph-rsid="000e5e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3. 8. 2018</text:p>
      <text:p text:style-name="P1"/>
      <text:list xml:id="list584419807216510246" text:style-name="L1">
        <text:list-item>
          <text:p text:style-name="P2">řazení fotek</text:p>
        </text:list-item>
        <text:list-item>
          <text:p text:style-name="P2">překlad kategorie</text:p>
        </text:list-item>
        <text:list-item>
          <text:p text:style-name="P2">výpis produktů kategorie</text:p>
        </text:list-item>
        <text:list-item>
          <text:p text:style-name="P2">detail produktu</text:p>
        </text:list-item>
        <text:list-item>
          <text:p text:style-name="P2">košík</text:p>
        </text:list-item>
        <text:list-item>
          <text:p text:style-name="P2">vložení do košíku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08:28:35.771829642</meta:creation-date>
    <meta:generator>LibreOffice/5.1.6.2$Linux_X86_64 LibreOffice_project/10m0$Build-2</meta:generator>
    <dc:date>2018-08-03T08:34:50.657942207</dc:date>
    <meta:editing-duration>PT6M15S</meta:editing-duration>
    <meta:editing-cycles>1</meta:editing-cycles>
    <meta:document-statistic meta:table-count="0" meta:image-count="0" meta:object-count="0" meta:page-count="1" meta:paragraph-count="7" meta:word-count="23" meta:character-count="111" meta:non-whitespace-character-count="101"/>
  </office:meta>
</office:document-meta>
</file>